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506cm" svg:height="5.994cm" svg:x="1.889cm" svg:y="19.6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07cm" svg:height="2.007cm" svg:x="1.889cm" svg:y="23.64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07cm" svg:height="2.007cm" svg:x="38.391cm" svg:y="23.6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9.045cm" svg:height="0.962cm" svg:x="2.27cm" svg:y="26.073cm">
          <draw:text-box>
            <text:p>Corner cutouts for feet 2x2cm </text:p>
          </draw:text-box>
        </draw:frame>
        <draw:custom-shape draw:style-name="gr2" draw:text-style-name="P1" draw:layer="layout" svg:width="3.988cm" svg:height="3.988cm" svg:x="33.45cm" svg:y="20.75cm">
          <text:p text:style-name="P1">USB/power</text:p>
          <text:p text:style-name="P1">switch</text:p>
          <text:p text:style-name="P1">cutout</text:p>
          <text:p text:style-name="P1">4x4c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8T02:25:25.997425000</meta:creation-date>
    <dc:date>2014-11-08T02:34:15.283196000</dc:date>
    <meta:editing-duration>PT40S</meta:editing-duration>
    <meta:editing-cycles>2</meta:editing-cycles>
    <meta:generator>LibreOffice/4.2.4.2$MacOSX_x86 LibreOffice_project/63150712c6d317d27ce2db16eb94c2f3d7b699f8</meta:generator>
    <meta:document-statistic meta:object-count="5"/>
  </office:meta>
</office:document-meta>
</file>